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weight="bold" style:font-weight-asian="bold" style:font-weight-complex="bold"/>
    </style:style>
    <style:style style:name="P3" style:family="paragraph" style:parent-style-name="Standard">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2pt" fo:font-style="italic" fo:font-weight="normal" officeooo:rsid="00142329" officeooo:paragraph-rsid="00142329" style:font-size-asian="10.5pt" style:font-style-asian="italic" style:font-weight-asian="normal" style:font-size-complex="12pt" style:font-style-complex="italic" style:font-weight-complex="normal"/>
    </style:style>
    <style:style style:name="P6" style:family="paragraph" style:parent-style-name="Standard">
      <style:paragraph-properties fo:margin-left="0cm" fo:margin-right="0cm" fo:text-align="justify" style:justify-single-word="false" fo:text-indent="1.508cm" style:auto-text-indent="false"/>
      <style:text-properties style:font-name="Times New Roman" fo:font-size="14pt" fo:font-weight="normal" style:font-size-asian="14pt" style:font-weight-asian="normal" style:font-size-complex="14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officeooo:paragraph-rsid="00147f07"/>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4pt" fo:font-weight="normal" officeooo:rsid="00147f07" officeooo:paragraph-rsid="00147f07" style:font-size-asian="14pt" style:font-weight-asian="normal" style:font-size-complex="14pt"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font-name="Times New Roman" fo:font-size="14pt" officeooo:paragraph-rsid="00147f07" style:font-size-asian="14pt" style:font-size-complex="14pt"/>
    </style:style>
    <style:style style:name="T1" style:family="text">
      <style:text-properties officeooo:rsid="00142329"/>
    </style:style>
    <style:style style:name="T2" style:family="text">
      <style:text-properties officeooo:rsid="00147f07"/>
    </style:style>
    <style:style style:name="T3" style:family="text">
      <style:text-properties style:font-name="Times New Roman" fo:font-size="14pt" fo:font-weight="normal" officeooo:rsid="00147f07" style:font-size-asian="14pt" style:font-weight-asian="normal" style:font-size-complex="14pt" style:font-weight-complex="normal"/>
    </style:style>
    <style:style style:name="T4" style:family="text">
      <style:text-properties fo:font-style="italic" style:font-style-asian="italic" style:font-style-complex="italic"/>
    </style:style>
    <style:style style:name="T5" style:family="text">
      <style:text-properties fo:font-style="normal" officeooo:rsid="00147f07" style:font-style-asian="normal" style:font-style-complex="normal"/>
    </style:style>
    <style:style style:name="T6" style:family="text">
      <style:text-properties fo:font-size="14pt" fo:font-weight="normal" officeooo:rsid="00147f07" style:font-size-asian="14pt" style:font-weight-asian="normal" style:font-size-complex="14pt" style:font-weight-complex="normal"/>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weight="normal" officeooo:rsid="00147f07" style:font-weight-asian="normal" style:font-weight-complex="normal"/>
    </style:style>
    <style:style style:name="T10" style:family="text">
      <style:text-properties style:font-name="Times New Roman" fo:font-size="14pt" fo:font-weight="normal" officeooo:rsid="00147f07" style:font-size-asian="14pt" style:font-weight-asian="normal" style:font-size-complex="14pt" style:font-weight-complex="normal"/>
    </style:style>
    <style:style style:name="T11" style:family="text">
      <style:text-properties style:font-name="Times New Roman" fo:font-size="14pt" fo:font-style="italic" style:font-size-asian="14pt" style:font-style-asian="italic" style:font-size-complex="14pt" style:font-style-complex="italic"/>
    </style:style>
    <style:style style:name="T12" style:family="text">
      <style:text-properties style:font-name="Times New Roman" fo:font-size="14pt" style:font-size-asian="14pt" style:font-size-complex="14pt"/>
    </style:style>
    <style:style style:name="T13" style:family="text">
      <style:text-properties style:font-name="Times New Roman" fo:font-size="14pt" officeooo:rsid="00147f07"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trometria do sistema Netuno-Tritão a partir de observações de solo</text:p>
      <text:p text:style-name="P2"/>
      <text:p text:style-name="P3">A. R. Gomes-Júnior <text:span text:style-name="T1">(1)</text:span>, M. Assafin <text:span text:style-name="T1">(1)</text:span>, V. Lainey <text:span text:style-name="T1">(2)</text:span>, R Vieira-Martins <text:span text:style-name="T1">(1,3,4)</text:span>, J. I. B. Camargo <text:span text:style-name="T1">(3,4)</text:span></text:p>
      <text:p text:style-name="P5">(1) Observatório do Valongo, (2) Observatório de Paris/IMCCE, (3) Observatório Nacional, (4) Laboratório Interinstitucional de e-Astronomia</text:p>
      <text:p text:style-name="P4"/>
      <text:p text:style-name="P6">Nas últimas décadas, o progresso em astrometria e modelagem orbital de satélites planetários tornou possível calcular <text:s/>com bastante acurácia os efeitos de maré nos planetas e seus satélites. Como exemplo, <text:span text:style-name="T2">[1]</text:span> deduziu um possível estado de equilíbrio térmico em Io a partir da perda de energia orbital e do fluxo de calor na superfície de Io. Esses estudos, baseados em uma grande quantidade de observações obtidas ao longo de um grande intervalo de tempo, provêm vínculos importantes nas dinâmicas de curto e longo prazos.</text:p>
      <text:p text:style-name="P6">Em colaboração com o Dr. Valéry Lainey, pretendemos estender seu trabalho feito com os satélites de Júpiter e Saturno (<text:span text:style-name="T2">[1] e [2]</text:span>, respectivamente) <text:s/>para o Sistema Netuno-Tritão. Em particular, modelos teóricos dos planetas gigantes sugerem que forte dissipação também pode ocorrer nos gigantes gelados.</text:p>
      <text:p text:style-name="P6">O objetivo consiste em obter posições astrométricas precisas de mais de 5 mil observações de Netuno e Tritão observados nos telescópios do Observatório do Pico dos Dias entre 1992 e 2015. Como comparativo, um atual modelo da órbita de Tritão publicado por <text:span text:style-name="T2">[3]</text:span> é baseado em 10254 observações entre 1847 e 2012. </text:p>
      <text:p text:style-name="P6">Essa grande quantidade de novas observações oferecerá a oportunidade re-investigar a dinâmica do sistema de Netuno, <text:span text:style-name="T1">o que poderia colocar restrições à localização do possível nono planeta</text:span>.</text:p>
      <text:p text:style-name="P6"/>
      <text:p text:style-name="P6"/>
      <text:p text:style-name="P8">Referências:</text:p>
      <text:p text:style-name="P8"/>
      <text:p text:style-name="P9"><text:span text:style-name="T9">[1] Lainey, V. <text:s/>et al. </text:span><text:span text:style-name="T4">Strong tidal dissipation in Io and Jupiter from astrometric observations, </text:span><text:span text:style-name="T5">Nature, 459, 957, 2009</text:span></text:p>
      <text:p text:style-name="P8"/>
      <text:p text:style-name="P7"><text:span text:style-name="T3">[2] Lainey, V. et al. </text:span><text:span text:style-name="T11">Strong Tidal Dissipation in Saturn and Constraints on Enceladus' Thermal State From Astrometry</text:span><text:span text:style-name="T12">, </text:span><text:span text:style-name="T13">AJ, 752, 14, 2012</text:span></text:p>
      <text:p text:style-name="P8"/>
      <text:p text:style-name="P7"><text:span text:style-name="T3">[3] Emelyanov, N. &amp; Samorodov, M. </text:span><text:span text:style-name="T11">Analytical theory of motion and new ephemeris of Triton from observations</text:span><text:span text:style-name="T12">, </text:span><text:span text:style-name="T13">MNRAS, 454, 2205, 2015</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6:59:48</meta:creation-date>
    <dc:date>2016-05-13T19:26:52.025975703</dc:date>
    <meta:editing-duration>PT2H23M18S</meta:editing-duration>
    <meta:editing-cycles>6</meta:editing-cycles>
    <meta:generator>LibreOffice/5.1.2.2$Linux_X86_64 LibreOffice_project/10m0$Build-2</meta:generator>
    <meta:document-statistic meta:table-count="0" meta:image-count="0" meta:object-count="0" meta:page-count="1" meta:paragraph-count="11" meta:word-count="314" meta:character-count="2029" meta:non-whitespace-character-count="1722"/>
  </office:meta>
</office:document-meta>
</file>